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30.51mm" svg:y="22.05mm">
            <loext:p draw:notify-on-update-of-ranges="Sheet1.C3:Sheet1.C10 Sheet1.C3:Sheet1.C10 Sheet1.D3:Sheet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fine n: 3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83088" calcext:value-type="float">
            <text:p>830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C1]/[.A2]" office:value-type="float" office:value="1.20354323127287" calcext:value-type="float">
            <text:p>1,20354323127287</text:p>
          </table:table-cell>
        </table:table-row>
        <table:table-row table:style-name="ro1">
          <table:table-cell office:value-type="string" calcext:value-type="string">
            <text:p>define n: 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1]/[.A5]" office:value-type="float" office:value="1.19610071167992" calcext:value-type="float">
            <text:p>1,19610071167992</text:p>
          </table:table-cell>
        </table:table-row>
        <table:table-row table:style-name="ro1">
          <table:table-cell office:value-type="float" office:value="83605" calcext:value-type="float">
            <text:p>8360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]/[.A8]" office:value-type="float" office:value="1.1968451162735" calcext:value-type="float">
            <text:p>1,196845116273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1]/[.A11]" office:value-type="float" office:value="1.18972553032016" calcext:value-type="float">
            <text:p>1,18972553032016</text:p>
          </table:table-cell>
        </table:table-row>
        <table:table-row table:style-name="ro1">
          <table:table-cell office:value-type="string" calcext:value-type="string">
            <text:p>define n: 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1]/[.A14]" office:value-type="float" office:value="1.18915962089591" calcext:value-type="float">
            <text:p>1,18915962089591</text:p>
          </table:table-cell>
        </table:table-row>
        <table:table-row table:style-name="ro1">
          <table:table-cell office:value-type="float" office:value="83553" calcext:value-type="float">
            <text:p>8355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1]/[.A17]" office:value-type="float" office:value="1.18822704642403" calcext:value-type="float">
            <text:p>1,1882270464240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C1]/[.A20]" office:value-type="float" office:value="1.18548023804443" calcext:value-type="float">
            <text:p>1,18548023804443</text:p>
          </table:table-cell>
        </table:table-row>
        <table:table-row table:style-name="ro1">
          <table:table-cell office:value-type="string" calcext:value-type="string">
            <text:p>define n: 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1]/[.A23]" office:value-type="float" office:value="1.18362805671946" calcext:value-type="float">
            <text:p>1,18362805671946</text:p>
          </table:table-cell>
        </table:table-row>
        <table:table-row table:style-name="ro1">
          <table:table-cell office:value-type="float" office:value="84053" calcext:value-type="float">
            <text:p>8405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fine n: 7</text:p>
          </table:table-cell>
          <table:table-cell table:number-columns-repeated="3"/>
        </table:table-row>
        <table:table-row table:style-name="ro1">
          <table:table-cell office:value-type="float" office:value="84093" calcext:value-type="float">
            <text:p>8409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fine n: 8</text:p>
          </table:table-cell>
          <table:table-cell table:number-columns-repeated="3"/>
        </table:table-row>
        <table:table-row table:style-name="ro1">
          <table:table-cell office:value-type="float" office:value="84159" calcext:value-type="float">
            <text:p>8415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fine n: 9</text:p>
          </table:table-cell>
          <table:table-cell table:number-columns-repeated="3"/>
        </table:table-row>
        <table:table-row table:style-name="ro1">
          <table:table-cell office:value-type="float" office:value="84354" calcext:value-type="float">
            <text:p>8435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fine n: 10</text:p>
          </table:table-cell>
          <table:table-cell table:number-columns-repeated="3"/>
        </table:table-row>
        <table:table-row table:style-name="ro1">
          <table:table-cell office:value-type="float" office:value="84486" calcext:value-type="float">
            <text:p>8448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2:46:36.164459517</meta:creation-date>
    <dc:date>2017-03-17T12:53:41.087088504</dc:date>
    <meta:editing-duration>PT7M6S</meta:editing-duration>
    <meta:editing-cycles>1</meta:editing-cycles>
    <meta:document-statistic meta:table-count="1" meta:cell-count="34" meta:object-count="1"/>
    <meta:generator>LibreOffice/5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C3:Sheet1.D10" chart:data-source-has-labels="both" svg:x="1.33cm" svg:y="0.18cm" svg:width="14.349cm" svg:height="7.664cm">
          <chartooo:coordinate-region svg:x="2.428cm" svg:y="0.38cm" svg:width="13.064cm" svg:height="6.817cm"/>
          <chart:axis chart:dimension="x" chart:name="primary-x" chart:style-name="ch3" chartooo:axis-type="auto">
            <chartooo:date-scale/>
            <chart:title svg:x="7.15cm" svg:y="8.024cm" chart:style-name="ch4">
              <text:p>pipeline stages, N</text:p>
            </chart:title>
            <chart:categories table:cell-range-address="Sheet1.C3:Sheet1.C10"/>
            <chart:grid chart:style-name="ch5" chart:class="major"/>
          </chart:axis>
          <chart:axis chart:dimension="y" chart:name="primary-y" chart:style-name="ch3">
            <chart:title svg:x="0.451cm" svg:y="4.942cm" chart:style-name="ch6">
              <text:p>tsync/tasync</text:p>
            </chart:title>
            <chart:grid chart:style-name="ch5" chart:class="major"/>
          </chart:axis>
          <chart:series chart:style-name="ch7" chart:values-cell-range-address="Sheet1.D3:Sheet1.D10" chart:label-cell-address="Sheet1.C3:Sheet1.C10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4 5 6 7 8 9 10</text:p>
                <text:list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</text:list>
                <draw:g>
                  <svg:desc>Sheet1.C3:Sheet1.C10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C3:Sheet1.C10</svg:desc>
                </draw:g>
              </table:table-cell>
              <table:table-cell office:value-type="float" office:value="1.20354323127287">
                <text:p>1.20354323127287</text:p>
                <draw:g>
                  <svg:desc>Sheet1.D3:Sheet1.D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9610071167992">
                <text:p>1.196100711679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968451162735">
                <text:p>1.19684511627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8972553032016">
                <text:p>1.189725530320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8915962089591">
                <text:p>1.18915962089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8822704642403">
                <text:p>1.188227046424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18548023804443">
                <text:p>1.185480238044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8362805671946">
                <text:p>1.18362805671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